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omponent</text:p>
          </table:table-cell>
          <table:table-cell office:value-type="string" table:style-name="ce3">
            <text:p>Prij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/>
          <table:table-cell office:value-type="string" table:style-name="ce5">
            <text:p>Component 1</text:p>
          </table:table-cell>
          <table:table-cell office:value-type="float" office:value="27" table:style-name="ce6">
            <text:p>2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Component 2</text:p>
          </table:table-cell>
          <table:table-cell office:value-type="float" office:value="6" table:style-name="ce7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Component 3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Component 4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Component 5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Component 6</text:p>
          </table:table-cell>
          <table:table-cell table:style-name="ce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10">
            <text:p>Persoon</text:p>
          </table:table-cell>
          <table:table-cell office:value-type="string" table:style-name="ce10">
            <text:p>Te Betale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">
            <text:p>Kay</text:p>
          </table:table-cell>
          <table:table-cell office:value-type="float" office:value="0" table:formula="of:=_xludf.Sum([.$C$5:.$C$10])/3" table:style-name="ce12">
            <text:p>#NAME?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Bryan</text:p>
          </table:table-cell>
          <table:table-cell office:value-type="float" office:value="0" table:formula="of:=_xludf.Sum([.$C$5:.$C$10])/3" table:style-name="ce13">
            <text:p>#NAME?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Mike</text:p>
          </table:table-cell>
          <table:table-cell office:value-type="float" office:value="0" table:formula="of:=_xludf.Sum([.$C$5:.$C$10])/3" table:style-name="ce14">
            <text:p>#NAME?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y elst</meta:initial-creator>
    <dc:creator>Mike</dc:creator>
    <meta:creation-date>2016-02-23T14:39:23Z</meta:creation-date>
    <dc:date>2016-04-08T12:47:59Z</dc:date>
  </office:meta>
</office:document-meta>
</file>